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2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6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</text:span><text:span text:style-name="T1">with theory, </text:span><text:span text:style-name="T1">packet duration </text:span><text:span text:style-name="T1">(4s) 4x fade </text:span><text:span text:style-name="T1">duration (1Hz or </text:span><text:span text:style-name="T1">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0:32:12.097143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14T15:31:28.467644668</dc:date>
    <meta:editing-duration>P1DT14H30M56S</meta:editing-duration>
    <meta:editing-cycles>54</meta:editing-cycles>
    <meta:generator>LibreOffice/6.0.7.3$Linux_X86_64 LibreOffice_project/00m0$Build-3</meta:generator>
    <dc:creator>David </dc:creator>
    <meta:document-statistic meta:table-count="6" meta:cell-count="508" meta:object-count="0"/>
  </office:meta>
</office:document-meta>
</file>